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margin-top="0in" fo:margin-bottom="0in"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Глава 2: Основы Laravel</text:span></text:h>
      <text:h text:style-name="P5" text:outline-level="3"><text:span text:style-name="Strong_20_Emphasis">2.1 Маршрутизация</text:span></text:h>
      <text:h text:style-name="P6" text:outline-level="4"><text:span text:style-name="Strong_20_Emphasis">Создание маршрутов</text:span></text:h>
      <text:p text:style-name="P1">Маршрутизация в Laravel представляет собой механизм, определяющий, как приложение должно отвечать на входящие HTTP-запросы. Маршруты обычно определяются в файле <text:span text:style-name="Source_20_Text">routes/web.php</text:span> или <text:span text:style-name="Source_20_Text">routes/api.php</text:span>.</text:p>
      <text:p text:style-name="P1">Пример определения маршрута:</text:p>
      <text:p text:style-name="P4">phpCopy code</text:p>
      <text:p text:style-name="P4"><text:span text:style-name="Source_20_Text">Route::get('/about', function () {</text:span></text:p>
      <text:p text:style-name="P4"><text:span text:style-name="Source_20_Text"><text:s text:c="4"/>return view('about');</text:span></text:p>
      <text:p text:style-name="P3"><text:span text:style-name="Source_20_Text">});</text:span></text:p>
      <text:h text:style-name="P6" text:outline-level="4"><text:span text:style-name="Strong_20_Emphasis">Передача параметров в маршруты</text:span></text:h>
      <text:p text:style-name="P1">Маршруты могут содержать параметры, которые передаются в контроллеры или замыкания. Например:</text:p>
      <text:p text:style-name="P4">phpCopy code</text:p>
      <text:p text:style-name="P4"><text:span text:style-name="Source_20_Text">Route::get('/user/{id}', function ($id) {</text:span></text:p>
      <text:p text:style-name="P4"><text:span text:style-name="Source_20_Text"><text:s text:c="4"/>return 'User ID: ' . $id;</text:span></text:p>
      <text:p text:style-name="P3"><text:span text:style-name="Source_20_Text">});</text:span></text:p>
      <text:h text:style-name="P6" text:outline-level="4"><text:span text:style-name="Strong_20_Emphasis">Группировка маршрутов</text:span></text:h>
      <text:p text:style-name="P1">Группировка маршрутов позволяет применять общие свойства (например, middleware) ко множеству маршрутов. Это помогает в организации и управлении маршрутами.</text:p>
      <text:p text:style-name="P4">phpCopy code</text:p>
      <text:p text:style-name="P4"><text:span text:style-name="Source_20_Text">Route::middleware(['auth'])-&gt;group(function () {</text:span></text:p>
      <text:p text:style-name="P4"><text:span text:style-name="Source_20_Text"><text:s text:c="4"/>Route::get('/dashboard', function () {</text:span></text:p>
      <text:p text:style-name="P4"><text:span text:style-name="Source_20_Text"><text:s text:c="8"/>// ...</text:span></text:p>
      <text:p text:style-name="P4"><text:span text:style-name="Source_20_Text"><text:s text:c="4"/>});</text:span></text:p>
      <text:p text:style-name="P3"><text:span text:style-name="Source_20_Text">});</text:span></text:p>
      <text:h text:style-name="P5" text:outline-level="3"><text:span text:style-name="Strong_20_Emphasis">2.2 Контроллеры</text:span></text:h>
      <text:h text:style-name="P6" text:outline-level="4"><text:span text:style-name="Strong_20_Emphasis">Создание и использование контроллеров</text:span></text:h>
      <text:p text:style-name="P1">Контроллеры в Laravel отвечают за обработку запросов и взаимодействие с моделями для передачи данных в представления или API.</text:p>
      <text:p text:style-name="P4">phpCopy code</text:p>
      <text:p text:style-name="P4"><text:span text:style-name="Source_20_Text">class UserController extends Controller {</text:span></text:p>
      <text:p text:style-name="P4"><text:span text:style-name="Source_20_Text"><text:s text:c="4"/>public function show($id) {</text:span></text:p>
      <text:p text:style-name="P4"><text:span text:style-name="Source_20_Text"><text:s text:c="8"/>$user = User::find($id);</text:span></text:p>
      <text:p text:style-name="P4"><text:span text:style-name="Source_20_Text"><text:s text:c="8"/>return view('user.profile', ['user' =&gt; $user]);</text:span></text:p>
      <text:p text:style-name="P4"><text:span text:style-name="Source_20_Text"><text:s text:c="4"/>}</text:span></text:p>
      <text:p text:style-name="P3"><text:span text:style-name="Source_20_Text">}</text:span></text:p>
      <text:h text:style-name="P6" text:outline-level="4"><text:soft-page-break/><text:span text:style-name="Strong_20_Emphasis">Middleware и их роль</text:span></text:h>
      <text:p text:style-name="P1">Middleware - это фильтры, выполняющиеся перед обработкой запроса. Они могут выполнять авторизацию, логирование и другие операции.</text:p>
      <text:p text:style-name="P4">phpCopy code</text:p>
      <text:p text:style-name="P4"><text:span text:style-name="Source_20_Text">class CustomMiddleware {</text:span></text:p>
      <text:p text:style-name="P4"><text:span text:style-name="Source_20_Text"><text:s text:c="4"/>public function handle($request, $next) {</text:span></text:p>
      <text:p text:style-name="P4"><text:span text:style-name="Source_20_Text"><text:s text:c="8"/>// Do something before the request is handled</text:span></text:p>
      <text:p text:style-name="P4"/>
      <text:p text:style-name="P4"><text:span text:style-name="Source_20_Text"><text:s text:c="8"/>$response = $next($request);</text:span></text:p>
      <text:p text:style-name="P4"/>
      <text:p text:style-name="P4"><text:span text:style-name="Source_20_Text"><text:s text:c="8"/>// Do something after the request is handled</text:span></text:p>
      <text:p text:style-name="P4"/>
      <text:p text:style-name="P4"><text:span text:style-name="Source_20_Text"><text:s text:c="8"/>return $response;</text:span></text:p>
      <text:p text:style-name="P4"><text:span text:style-name="Source_20_Text"><text:s text:c="4"/>}</text:span></text:p>
      <text:p text:style-name="P3"><text:span text:style-name="Source_20_Text">}</text:span></text:p>
      <text:h text:style-name="P5" text:outline-level="3"><text:span text:style-name="Strong_20_Emphasis">2.3 Blade шаблоны</text:span></text:h>
      <text:h text:style-name="P6" text:outline-level="4"><text:span text:style-name="Strong_20_Emphasis">Введение в Blade - движок шаблонов Laravel</text:span></text:h>
      <text:p text:style-name="P1">Blade - это интуитивно понятный и мощный движок шаблонов, предоставляемый Laravel. Он позволяет встраивать PHP-код в шаблоны и использовать различные директивы для управления выводом.</text:p>
      <text:p text:style-name="P4">htmlCopy code</text:p>
      <text:p text:style-name="P4"><text:span text:style-name="Source_20_Text">@if ($isAdmin)</text:span></text:p>
      <text:p text:style-name="P4"><text:span text:style-name="Source_20_Text"><text:s text:c="4"/>&lt;p&gt;Welcome Admin&lt;/p&gt;</text:span></text:p>
      <text:p text:style-name="P4"><text:span text:style-name="Source_20_Text">@else</text:span></text:p>
      <text:p text:style-name="P4"><text:span text:style-name="Source_20_Text"><text:s text:c="4"/>&lt;p&gt;Welcome User&lt;/p&gt;</text:span></text:p>
      <text:p text:style-name="P3"><text:span text:style-name="Source_20_Text">@endif</text:span></text:p>
      <text:h text:style-name="P6" text:outline-level="4"><text:span text:style-name="Strong_20_Emphasis">Использование директив Blade</text:span></text:h>
      <text:p text:style-name="P1">Blade предоставляет широкий спектр директив для более эффективного создания шаблонов, таких как циклы, условия, наследование и другие.</text:p>
      <text:p text:style-name="P4">htmlCopy code</text:p>
      <text:p text:style-name="P4"><text:span text:style-name="Source_20_Text">@extends('layouts.app')</text:span></text:p>
      <text:p text:style-name="P4"/>
      <text:p text:style-name="P4"><text:span text:style-name="Source_20_Text">@section('content')</text:span></text:p>
      <text:p text:style-name="P4"><text:span text:style-name="Source_20_Text"><text:s text:c="4"/>&lt;p&gt;This is the content section&lt;/p&gt;</text:span></text:p>
      <text:p text:style-name="P3"><text:span text:style-name="Source_20_Text">@endsection</text:span></text:p>
      <text:h text:style-name="P5" text:outline-level="3"><text:span text:style-name="Strong_20_Emphasis">2.4 Eloquent ORM</text:span></text:h>
      <text:h text:style-name="P6" text:outline-level="4"><text:span text:style-name="Strong_20_Emphasis">Основы работы с Eloquent ORM</text:span></text:h>
      <text:p text:style-name="P1">Eloquent - это ORM (Object-Relational Mapping), предоставляемый Laravel для удобной работы с базой данных. Он позволяет вам взаимодействовать с таблицами БД через объекты моделей.</text:p>
      <text:p text:style-name="P4">phpCopy code</text:p>
      <text:p text:style-name="P4"><text:span text:style-name="Source_20_Text">class User extends Model {</text:span></text:p>
      <text:p text:style-name="P4"><text:span text:style-name="Source_20_Text"><text:s text:c="4"/>// ...</text:span></text:p>
      <text:p text:style-name="P3"><text:span text:style-name="Source_20_Text">}</text:span></text:p>
      <text:h text:style-name="P6" text:outline-level="4"><text:soft-page-break/><text:span text:style-name="Strong_20_Emphasis">Операции CRUD (Create, Read, Update, Delete)</text:span></text:h>
      <text:p text:style-name="P1">Eloquent позволяет выполнять основные операции CRUD над данными в базе данных без явного написания SQL-запросов.</text:p>
      <text:p text:style-name="P4">phpCopy code</text:p>
      <text:p text:style-name="P4"><text:span text:style-name="Source_20_Text">// Create</text:span></text:p>
      <text:p text:style-name="P4"><text:span text:style-name="Source_20_Text">$user = new User();</text:span></text:p>
      <text:p text:style-name="P4"><text:span text:style-name="Source_20_Text">$user-&gt;name = 'John Doe';</text:span></text:p>
      <text:p text:style-name="P4"><text:span text:style-name="Source_20_Text">$user-&gt;email = 'john@example.com';</text:span></text:p>
      <text:p text:style-name="P4"><text:span text:style-name="Source_20_Text">$user-&gt;save();</text:span></text:p>
      <text:p text:style-name="P4"/>
      <text:p text:style-name="P4"><text:span text:style-name="Source_20_Text">// Read</text:span></text:p>
      <text:p text:style-name="P4"><text:span text:style-name="Source_20_Text">$users = User::all();</text:span></text:p>
      <text:p text:style-name="P4"/>
      <text:p text:style-name="P4"><text:span text:style-name="Source_20_Text">// Update</text:span></text:p>
      <text:p text:style-name="P4"><text:span text:style-name="Source_20_Text">$user = User::find(1);</text:span></text:p>
      <text:p text:style-name="P4"><text:span text:style-name="Source_20_Text">$user-&gt;name = 'Jane Doe';</text:span></text:p>
      <text:p text:style-name="P4"><text:span text:style-name="Source_20_Text">$user-&gt;save();</text:span></text:p>
      <text:p text:style-name="P4"/>
      <text:p text:style-name="P4"><text:span text:style-name="Source_20_Text">// Delete</text:span></text:p>
      <text:p text:style-name="P4"><text:span text:style-name="Source_20_Text">$user = User::find(1);</text:span></text:p>
      <text:p text:style-name="P3"><text:span text:style-name="Source_20_Text">$user-&gt;delete();</text:span></text:p>
      <text:p text:style-name="P1">Это основы работы с маршрутизацией, контроллерами, Blade-шаблонами и Eloquent ORM в Laravel. Каждая из этих тем может быть глубже изучена с использованием различных методов и практик в зависимости от нужд разработчика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16:54.76</dc:date>
    <meta:document-statistic meta:table-count="0" meta:image-count="0" meta:object-count="0" meta:page-count="3" meta:paragraph-count="85" meta:word-count="406" meta:character-count="3118"/>
    <dc:creator>Dima Wide</dc:creator>
    <meta:user-defined meta:name="Info 1"/>
    <meta:user-defined meta:name="Info 2"/>
    <meta:user-defined meta:name="Info 3"/>
    <meta:user-defined meta:name="Info 4"/>
  </office:meta>
</office:document-meta>
</file>